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top="0in" fo:margin-bottom="0.0972in" style:contextual-spacing="false" fo:line-height="114%"/>
      <style:text-properties style:font-name="Google Sans"/>
    </style:style>
    <style:style style:name="P2" style:family="paragraph" style:parent-style-name="Heading_20_4">
      <style:paragraph-properties fo:margin-top="0in" fo:margin-bottom="0.0835in" style:contextual-spacing="false" fo:line-height="114%"/>
    </style:style>
    <style:style style:name="P3" style:family="paragraph" style:parent-style-name="Heading_20_4">
      <style:paragraph-properties fo:margin-top="0in" fo:margin-bottom="0.0972in" style:contextual-spacing="false" fo:line-height="114%"/>
      <style:text-properties style:font-name="Google Sans"/>
    </style:style>
    <style:style style:name="P4" style:family="paragraph" style:parent-style-name="Heading_20_4">
      <style:paragraph-properties fo:margin-top="0in" fo:margin-bottom="0.0835in" style:contextual-spacing="false" fo:line-height="114%"/>
      <style:text-properties style:font-name="Google Sans Text" fo:font-weight="bold"/>
    </style:style>
    <style:style style:name="P5" style:family="paragraph" style:parent-style-name="Preformatted_20_Text">
      <style:paragraph-properties fo:margin-top="0in" fo:margin-bottom="0in" style:contextual-spacing="false" fo:line-height="114%"/>
    </style:style>
    <style:style style:name="P6" style:family="paragraph" style:parent-style-name="Preformatted_20_Text" style:list-style-name="L3">
      <style:paragraph-properties fo:margin-top="0in" fo:margin-bottom="0in" style:contextual-spacing="false" fo:line-height="114%" fo:padding="0in" fo:border="none"/>
    </style:style>
    <style:style style:name="P7" style:family="paragraph" style:parent-style-name="Preformatted_20_Text" style:list-style-name="L4">
      <style:paragraph-properties fo:margin-top="0in" fo:margin-bottom="0in" style:contextual-spacing="false" fo:line-height="114%" fo:padding="0in" fo:border="none"/>
    </style:style>
    <style:style style:name="P8" style:family="paragraph" style:parent-style-name="Preformatted_20_Text" style:list-style-name="L6">
      <style:paragraph-properties fo:margin-top="0in" fo:margin-bottom="0in" style:contextual-spacing="false" fo:line-height="114%" fo:padding="0in" fo:border="none"/>
    </style:style>
    <style:style style:name="P9" style:family="paragraph" style:parent-style-name="Text_20_body">
      <style:paragraph-properties fo:margin-top="0in" fo:margin-bottom="0.0972in" style:contextual-spacing="false" fo:line-height="114%"/>
      <style:text-properties style:font-name="Google Sans Text"/>
    </style:style>
    <style:style style:name="P10" style:family="paragraph" style:parent-style-name="Text_20_body" style:list-style-name="L2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P11" style:family="paragraph" style:parent-style-name="Text_20_body" style:list-style-name="L3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P12" style:family="paragraph" style:parent-style-name="Text_20_body" style:list-style-name="L4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P13" style:family="paragraph" style:parent-style-name="Text_20_body" style:list-style-name="L5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P14" style:family="paragraph" style:parent-style-name="Text_20_body" style:list-style-name="L6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P15" style:family="paragraph" style:parent-style-name="Text_20_body" style:list-style-name="L1">
      <style:paragraph-properties fo:margin-top="0in" fo:margin-bottom="0.0972in" style:contextual-spacing="false" fo:line-height="114%" fo:padding="0in" fo:border="none"/>
    </style:style>
    <style:style style:name="P16" style:family="paragraph" style:parent-style-name="Text_20_body" style:list-style-name="L2">
      <style:paragraph-properties fo:margin-top="0in" fo:margin-bottom="0.0972in" style:contextual-spacing="false" fo:line-height="114%" fo:padding="0in" fo:border="none"/>
    </style:style>
    <style:style style:name="P17" style:family="paragraph" style:parent-style-name="Text_20_body">
      <style:paragraph-properties fo:margin-top="0in" fo:margin-bottom="0.0972in" style:contextual-spacing="false" fo:line-height="114%"/>
    </style:style>
    <style:style style:name="P18" style:family="paragraph" style:parent-style-name="Text_20_body" style:list-style-name="L3">
      <style:paragraph-properties fo:margin-top="0in" fo:margin-bottom="0.0972in" style:contextual-spacing="false" fo:line-height="114%" fo:padding="0in" fo:border="none"/>
    </style:style>
    <style:style style:name="P19" style:family="paragraph" style:parent-style-name="Text_20_body" style:list-style-name="L4">
      <style:paragraph-properties fo:margin-top="0in" fo:margin-bottom="0.0972in" style:contextual-spacing="false" fo:line-height="114%" fo:padding="0in" fo:border="none"/>
    </style:style>
    <style:style style:name="P20" style:family="paragraph" style:parent-style-name="Text_20_body" style:list-style-name="L5">
      <style:paragraph-properties fo:margin-top="0in" fo:margin-bottom="0.0972in" style:contextual-spacing="false" fo:line-height="114%" fo:padding="0in" fo:border="none"/>
    </style:style>
    <style:style style:name="P21" style:family="paragraph" style:parent-style-name="Text_20_body" style:list-style-name="L6">
      <style:paragraph-properties fo:margin-top="0in" fo:margin-bottom="0.0972in" style:contextual-spacing="false" fo:line-height="114%" fo:padding="0in" fo:border="none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style:style style:name="T4" style:family="text">
      <style:text-properties style:font-name="Google Sans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Of course. Managing separate development and production environments is a perfect use case for Git, and the best way to handle it is with a <text:span text:style-name="T1">branching strategy</text:span>.</text:p>
      <text:section text:style-name="Sect1" text:name="model-response-message-contentr_57d1e130e9acf7bf">
        <text:p text:style-name="P9">The core idea is to use different Git branches to represent the state of your code for each environment.</text:p>
        <text:list text:style-name="L1">
          <text:list-item>
            <text:p text:style-name="P15"><text:span text:style-name="Source_20_Text"><text:span text:style-name="T3">main</text:span></text:span><text:span text:style-name="T3"> branch:</text:span><text:span text:style-name="T2"> This is your </text:span><text:span text:style-name="T3">production</text:span><text:span text:style-name="T2"> code. It should always be stable, tested, and reflect what's running on your production RPi.</text:span></text:p>
          </text:list-item>
          <text:list-item>
            <text:p text:style-name="P15"><text:span text:style-name="Source_20_Text"><text:span text:style-name="T3">develop</text:span></text:span><text:span text:style-name="T3"> branch:</text:span><text:span text:style-name="T2"> This is your </text:span><text:span text:style-name="T3">development</text:span><text:span text:style-name="T2"> code. All new features, changes, and bug fixes will be integrated here first. It's where you test new things on your development RPi.</text:span></text:p>
          </text:list-item>
        </text:list>
        <text:p text:style-name="Horizontal_20_Line"/>
        <text:h text:style-name="P1" text:outline-level="3">## One-Time Setup</text:h>
        <text:p text:style-name="P9">First, you need to set up your repository and Raspberry Pis correctly.</text:p>
        <text:h text:style-name="P2" text:outline-level="4"><text:span text:style-name="T4">1. On GitHub: Create the </text:span><text:span text:style-name="Source_20_Text"><text:span text:style-name="T2">develop</text:span></text:span><text:span text:style-name="T4"> Branch</text:span></text:h>
        <text:list text:style-name="L2">
          <text:list-item>
            <text:p text:style-name="P10">Go to your repository on GitHub.</text:p>
          </text:list-item>
          <text:list-item>
            <text:p text:style-name="P10">Click the branch selector (which probably says "main").</text:p>
          </text:list-item>
          <text:list-item>
            <text:p text:style-name="P16"><text:span text:style-name="T2">Type </text:span><text:span text:style-name="Source_20_Text"><text:span text:style-name="T2">develop</text:span></text:span><text:span text:style-name="T2"> into the text box and click "</text:span><text:span text:style-name="T3">Create branch: develop from 'main'</text:span><text:span text:style-name="T2">".</text:span></text:p>
          </text:list-item>
        </text:list>
        <text:p text:style-name="P17"><text:span text:style-name="T2">Now you have two identical branches. For added safety on a real project, you could also "protect" your </text:span><text:span text:style-name="Source_20_Text"><text:span text:style-name="T2">main</text:span></text:span><text:span text:style-name="T2"> branch in your repository's settings to prevent accidental pushes directly to it.</text:span></text:p>
        <text:h text:style-name="P3" text:outline-level="4">2. On Your Production RPi</text:h>
        <text:p text:style-name="P17"><text:span text:style-name="T2">If you haven't already, clone the repository. This Pi will </text:span><text:span text:style-name="T3">only</text:span><text:span text:style-name="T2"> ever use the </text:span><text:span text:style-name="Source_20_Text"><text:span text:style-name="T2">main</text:span></text:span><text:span text:style-name="T2"> branch.</text:span></text:p>
        <text:p text:style-name="P9">Bash</text:p>
        <text:p text:style-name="P5"><text:span text:style-name="Source_20_Text"><text:span text:style-name="T2"># Clone the repository (if you haven't already)</text:span></text:span></text:p>
        <text:p text:style-name="P5"><text:span text:style-name="Source_20_Text"><text:span text:style-name="T2">git clone &lt;your-github-repo-url&gt;</text:span></text:span></text:p>
        <text:p text:style-name="P5"><text:span text:style-name="Source_20_Text"><text:span text:style-name="T2">cd &lt;your-repo-folder&gt;</text:span></text:span></text:p>
        <text:p text:style-name="P5"/>
        <text:p text:style-name="P5"><text:span text:style-name="Source_20_Text"><text:span text:style-name="T2"># Make sure you are on the main branch</text:span></text:span></text:p>
        <text:p text:style-name="P5"><text:span text:style-name="Source_20_Text"><text:span text:style-name="T2">git checkout main</text:span></text:span></text:p>
        <text:p text:style-name="P17"><text:span text:style-name="T2">This Pi is now set up. Its only job is to </text:span><text:span text:style-name="Source_20_Text"><text:span text:style-name="T2">pull</text:span></text:span><text:span text:style-name="T2"> updates from the </text:span><text:span text:style-name="Source_20_Text"><text:span text:style-name="T2">main</text:span></text:span><text:span text:style-name="T2"> branch.</text:span></text:p>
        <text:h text:style-name="P3" text:outline-level="4">3. On Your Development RPi</text:h>
        <text:p text:style-name="P17"><text:span text:style-name="T2">Clone the repository here as well. This Pi will work on the </text:span><text:span text:style-name="Source_20_Text"><text:span text:style-name="T2">develop</text:span></text:span><text:span text:style-name="T2"> branch.</text:span></text:p>
        <text:p text:style-name="P9">Bash</text:p>
        <text:p text:style-name="P5"><text:span text:style-name="Source_20_Text"><text:span text:style-name="T2"># Clone the repository</text:span></text:span></text:p>
        <text:p text:style-name="P5"><text:span text:style-name="Source_20_Text"><text:span text:style-name="T2">git clone &lt;your-github-repo-url&gt;</text:span></text:span></text:p>
        <text:p text:style-name="P5"><text:span text:style-name="Source_20_Text"><text:span text:style-name="T2">cd &lt;your-repo-folder&gt;</text:span></text:span></text:p>
        <text:p text:style-name="P5"/>
        <text:p text:style-name="P5"><text:soft-page-break/><text:span text:style-name="Source_20_Text"><text:span text:style-name="T2"># Switch to the develop branch</text:span></text:span></text:p>
        <text:p text:style-name="P5"><text:span text:style-name="Source_20_Text"><text:span text:style-name="T2">git checkout develop</text:span></text:span></text:p>
        <text:p text:style-name="P9">This Pi is now set up for development work.</text:p>
        <text:p text:style-name="Horizontal_20_Line"/>
        <text:h text:style-name="P1" text:outline-level="3">## The Development to Production Workflow</text:h>
        <text:p text:style-name="P9">Here is the step-by-step process for getting a new feature from your development RPi to your production RPi.</text:p>
        <text:h text:style-name="P2" text:outline-level="4"><text:span text:style-name="T3">Step 1: Develop on the </text:span><text:span text:style-name="Source_20_Text"><text:span text:style-name="T3">dev</text:span></text:span><text:span text:style-name="T3"> RPi</text:span></text:h>
        <text:p text:style-name="P9">You have a new feature to add.</text:p>
        <text:list text:style-name="L3">
          <text:list-item>
            <text:p text:style-name="P11">Navigate to your project folder on the <text:span text:style-name="T1">development RPi</text:span>.</text:p>
          </text:list-item>
          <text:list-item>
            <text:p text:style-name="P18"><text:span text:style-name="T2">Make sure your local </text:span><text:span text:style-name="Source_20_Text"><text:span text:style-name="T2">develop</text:span></text:span><text:span text:style-name="T2"> branch is up-to-date:</text:span></text:p>
            <text:p text:style-name="P11">Bash</text:p>
            <text:p text:style-name="P6"><text:span text:style-name="Source_20_Text"><text:span text:style-name="T2">git pull origin develop</text:span></text:span></text:p>
          </text:list-item>
          <text:list-item>
            <text:p text:style-name="P18"><text:span text:style-name="T2">Create a new "feature branch" to work on your changes. This keeps the </text:span><text:span text:style-name="Source_20_Text"><text:span text:style-name="T2">develop</text:span></text:span><text:span text:style-name="T2"> branch clean.</text:span></text:p>
            <text:p text:style-name="P11">Bash</text:p>
            <text:p text:style-name="P6"><text:span text:style-name="Source_20_Text"><text:span text:style-name="T2">git checkout -b new-feature-name</text:span></text:span></text:p>
          </text:list-item>
          <text:list-item>
            <text:p text:style-name="P11">Make all your code changes and test them on the development RPi.</text:p>
          </text:list-item>
          <text:list-item>
            <text:p text:style-name="P11">Once you're happy, commit your changes:</text:p>
            <text:p text:style-name="P11">Bash</text:p>
            <text:p text:style-name="P6"><text:span text:style-name="Source_20_Text"><text:span text:style-name="T2">git add .</text:span></text:span></text:p>
            <text:p text:style-name="P6"><text:span text:style-name="Source_20_Text"><text:span text:style-name="T2">git commit -m "Add cool new feature"</text:span></text:span></text:p>
          </text:list-item>
        </text:list>
        <text:h text:style-name="P4" text:outline-level="4">Step 2: Push to GitHub &amp; Create a Pull Request</text:h>
        <text:p text:style-name="P9">Now get your feature onto GitHub for review.</text:p>
        <text:list text:style-name="L4">
          <text:list-item>
            <text:p text:style-name="P12">Push your new feature branch from the <text:span text:style-name="T1">development RPi</text:span> to GitHub:</text:p>
            <text:p text:style-name="P12">Bash</text:p>
            <text:p text:style-name="P7"><text:span text:style-name="Source_20_Text"><text:span text:style-name="T2">git push -u origin new-feature-name</text:span></text:span></text:p>
          </text:list-item>
          <text:list-item>
            <text:p text:style-name="P19"><text:span text:style-name="T2">Go to your repository on GitHub. You will see a prompt to create a </text:span><text:span text:style-name="T3">Pull Request</text:span><text:span text:style-name="T2"> from your </text:span><text:span text:style-name="Source_20_Text"><text:span text:style-name="T2">new-feature-name</text:span></text:span><text:span text:style-name="T2"> branch.</text:span></text:p>
          </text:list-item>
          <text:list-item>
            <text:p text:style-name="P19"><text:span text:style-name="T2">Create the Pull Request. Make sure the target branch is </text:span><text:span text:style-name="Source_20_Text"><text:span text:style-name="T2">develop</text:span></text:span><text:span text:style-name="T2">.</text:span></text:p>
          </text:list-item>
          <text:list-item>
            <text:p text:style-name="P19"><text:span text:style-name="T2">Review the changes and "Merge" the pull request. Your feature is now officially in the </text:span><text:span text:style-name="Source_20_Text"><text:span text:style-name="T2">develop</text:span></text:span><text:span text:style-name="T2"> branch on GitHub.</text:span></text:p>
          </text:list-item>
        </text:list>
        <text:h text:style-name="P4" text:outline-level="4">Step 3: Promote to Production</text:h>
        <text:p text:style-name="P17"><text:span text:style-name="T2">This is the most important step. You've tested your </text:span><text:span text:style-name="Source_20_Text"><text:span text:style-name="T2">develop</text:span></text:span><text:span text:style-name="T2"> branch, and it's stable and ready for production.</text:span></text:p>
        <text:list text:style-name="L5">
          <text:list-item>
            <text:p text:style-name="P13">On GitHub, create a <text:span text:style-name="T1">new Pull Request</text:span>.</text:p>
          </text:list-item>
          <text:list-item>
            <text:p text:style-name="P20"><text:soft-page-break/><text:span text:style-name="T2">For the "base" branch, select </text:span><text:span text:style-name="Source_20_Text"><text:span text:style-name="T2">main</text:span></text:span><text:span text:style-name="T2">.</text:span></text:p>
          </text:list-item>
          <text:list-item>
            <text:p text:style-name="P20"><text:span text:style-name="T2">For the "compare" branch, select </text:span><text:span text:style-name="Source_20_Text"><text:span text:style-name="T2">develop</text:span></text:span><text:span text:style-name="T2">.</text:span></text:p>
          </text:list-item>
          <text:list-item>
            <text:p text:style-name="P13">This PR shows you all the changes that are about to go into production. This is your final chance to review everything.</text:p>
          </text:list-item>
          <text:list-item>
            <text:p text:style-name="P20"><text:span text:style-name="T2">If it all looks good, "Merge" the pull request. Your new feature is now officially in the </text:span><text:span text:style-name="Source_20_Text"><text:span text:style-name="T2">main</text:span></text:span><text:span text:style-name="T2"> (production) branch.</text:span></text:p>
          </text:list-item>
        </text:list>
        <text:h text:style-name="P2" text:outline-level="4"><text:span text:style-name="T3">Step 4: Deploy on the </text:span><text:span text:style-name="Source_20_Text"><text:span text:style-name="T3">prod</text:span></text:span><text:span text:style-name="T3"> RPi</text:span></text:h>
        <text:p text:style-name="P9">Now you just need to pull the latest production code onto your production machine.</text:p>
        <text:list text:style-name="L6">
          <text:list-item>
            <text:p text:style-name="P14">Connect to your <text:span text:style-name="T1">production RPi</text:span>.</text:p>
          </text:list-item>
          <text:list-item>
            <text:p text:style-name="P14">Navigate to your project folder.</text:p>
          </text:list-item>
          <text:list-item>
            <text:p text:style-name="P21"><text:span text:style-name="T2">Pull the latest changes from the </text:span><text:span text:style-name="Source_20_Text"><text:span text:style-name="T2">main</text:span></text:span><text:span text:style-name="T2"> branch:</text:span></text:p>
            <text:p text:style-name="P14">Bash</text:p>
            <text:p text:style-name="P8"><text:span text:style-name="Source_20_Text"><text:span text:style-name="T2">git pull origin main</text:span></text:span></text:p>
          </text:list-item>
          <text:list-item>
            <text:p text:style-name="P14">Restart your application so it uses the new code:</text:p>
            <text:p text:style-name="P14">Bash</text:p>
            <text:p text:style-name="P8"><text:span text:style-name="Source_20_Text"><text:span text:style-name="T2">sudo systemctl restart your-app-name.service</text:span></text:span></text:p>
          </text:list-item>
        </text:list>
        <text:p text:style-name="P9">That's the complete, safe, and repeatable workflow for managing your code across both environments.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16:27:28.329860235</meta:creation-date>
    <dc:date>2025-07-15T16:28:27.142928138</dc:date>
    <meta:editing-duration>PT1M2S</meta:editing-duration>
    <meta:editing-cycles>1</meta:editing-cycles>
    <meta:document-statistic meta:table-count="0" meta:image-count="0" meta:object-count="0" meta:page-count="3" meta:paragraph-count="71" meta:word-count="661" meta:character-count="3740" meta:non-whitespace-character-count="3173"/>
    <meta:generator>LibreOffice/7.4.7.2$Linux_AARCH64 LibreOffice_project/40$Build-2</meta:generator>
  </office:meta>
</office:document-meta>
</file>